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3fc" officeooo:paragraph-rsid="000503fc"/>
    </style:style>
    <style:style style:name="P2" style:family="paragraph" style:parent-style-name="Standard">
      <style:text-properties officeooo:rsid="000582d4" officeooo:paragraph-rsid="000582d4"/>
    </style:style>
    <style:style style:name="P3" style:family="paragraph" style:parent-style-name="Standard">
      <style:text-properties officeooo:rsid="0005ce27" officeooo:paragraph-rsid="0005ce27"/>
    </style:style>
    <style:style style:name="P4" style:family="paragraph" style:parent-style-name="Standard">
      <style:text-properties fo:font-weight="bold" officeooo:rsid="000503fc" officeooo:paragraph-rsid="000503fc" style:font-weight-asian="bold" style:font-weight-complex="bold"/>
    </style:style>
    <style:style style:name="P5" style:family="paragraph" style:parent-style-name="Standard">
      <style:text-properties fo:font-weight="bold" officeooo:rsid="0005ce27" officeooo:paragraph-rsid="0005ce27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58713"/>
    </style:style>
    <style:style style:name="T3" style:family="text">
      <style:text-properties officeooo:rsid="00078846"/>
    </style:style>
    <style:style style:name="T4" style:family="text">
      <style:text-properties officeooo:rsid="000828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TRUCTURAS DE DATOS</text:p>
      <text:p text:style-name="P1"/>
      <text:p text:style-name="P1">-Arrays --→ tipos primitivos y derivados</text:p>
      <text:p text:style-name="P1">-Colecciones Tipos derivados</text:p>
      <text:p text:style-name="P1"/>
      <text:p text:style-name="P1">Listas (List) → Arraylist &lt;E&gt;</text:p>
      <text:p text:style-name="P1">Conjuntos (Set)</text:p>
      <text:p text:style-name="P1">Mapas (Maps)</text:p>
      <text:p text:style-name="P1"/>
      <text:p text:style-name="P1"/>
      <text:p text:style-name="P5">COLECCIONES</text:p>
      <text:p text:style-name="P2">Ordered = Mantien la posicion de la posicion.</text:p>
      <text:p text:style-name="P2">Sroted = ordenados por algun campo</text:p>
      <text:p text:style-name="P2"/>
      <text:p text:style-name="P2"/>
      <text:p text:style-name="P2">Arraylist = se parece mucho a una array. Puedes consultar por posicion. Es una lista que trabaja como una array.</text:p>
      <text:p text:style-name="P2"/>
      <text:p text:style-name="P2">Las colecciones solo las puedo hacer de tipos derivados, nunca primitivos.</text:p>
      <text:p text:style-name="P2"/>
      <text:p text:style-name="P2">New ArrayList&lt;String&gt;( ); <text:span text:style-name="T2">Para crear una arrayList de Strings</text:span></text:p>
      <text:p text:style-name="P2"/>
      <text:p text:style-name="P3">Al crear una arrayList es muy importante poner los simbolos <text:s/>“&lt;” y “&gt;” si no lo tomará por un objeto.</text:p>
      <text:p text:style-name="P2"/>
      <text:p text:style-name="P3">ninguna colección tiene .length, usa al .size( )</text:p>
      <text:p text:style-name="P3"/>
      <text:p text:style-name="P3"/>
      <text:p text:style-name="P3">para crear una arrayList hemos de hacer uso de clases envoltorio</text:p>
      <text:p text:style-name="P3"/>
      <text:p text:style-name="P3">lista remove (4) → borra la posiocion 4</text:p>
      <text:p text:style-name="P3">lista remove (4.) → borra el primer valor de 4 que encuentre 4</text:p>
      <text:p text:style-name="P3">lista remove (Integer.valueOf(4)) → <text:span text:style-name="T4">Transforma el 4 en un integer y borra el valor 4</text:span></text:p>
      <text:p text:style-name="P3"/>
      <text:p text:style-name="P3">lista.Indexof(“<text:span text:style-name="T3">Ma</text:span>ria”) == lista.lastIndexOf(“Maria”) → indica si es el único de la lista</text:p>
      <text:p text:style-name="P3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5:13:36.575409216</meta:creation-date>
    <dc:date>2025-02-07T16:11:14.703919780</dc:date>
    <meta:editing-duration>PT18M2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64" meta:character-count="967" meta:non-whitespace-character-count="822"/>
  </office:meta>
</office:document-meta>
</file>